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iv class="conversation"&gt;&lt;h4&gt;USB connection to Fantom 8&lt;/h4&gt;&lt;pre class="message"&gt;&lt;div class="author"&gt;user&lt;/div&gt;&lt;div&gt;hey Hal, i got a fantom 8, can't i go right from usb to the back of the fantom?\&lt;/div&gt;&lt;/pre&gt;&lt;pre class="message"&gt;&lt;div class="author"&gt;ChatGPT&lt;/div&gt;&lt;div&gt;Yep — and good catch. <text:s/></text:p>
      <text:p text:style-name="Standard"/>
      <text:p text:style-name="Standard">The **Roland Fantom-8** has a **USB Type-B port** on the back that can act as both:</text:p>
      <text:p text:style-name="Standard">- a **USB-MIDI interface** (sending/receiving MIDI data directly to your computer), and <text:s/></text:p>
      <text:p text:style-name="Standard">- a **24-bit/96 kHz USB audio interface** (sending/receiving audio to your DAW). <text:s/></text:p>
      <text:p text:style-name="Standard"/>
      <text:p text:style-name="Standard">So yes — you can absolutely go **USB-B → your PC’s USB-A (or USB-C with adapter)** without needing extra 5-pin DIN MIDI cables *if* you’re using the computer as the bridge. <text:s/></text:p>
      <text:p text:style-name="Standard"/>
      <text:p text:style-name="Standard">### Quick setup</text:p>
      <text:p text:style-name="Standard">1. **Cable:** Use a standard **USB-B to USB-A** cable (printer-style) or **USB-B to USB-C** if your PC only has USB-C. <text:s/></text:p>
      <text:p text:style-name="Standard">2. **Driver:** Install the **Roland Fantom USB Driver** for your OS from Roland’s support page — that’s key to get full MIDI + audio functionality. <text:s/></text:p>
      <text:p text:style-name="Standard">3. **Mode:** On the Fantom: <text:s/></text:p>
      <text:p text:style-name="Standard"><text:s text:c="3"/>- `Menu → System → USB → USB Driver` → select **VENDOR** (not Generic) for advanced mode. <text:s/></text:p>
      <text:p text:style-name="Standard"><text:s text:c="3"/>- Then reboot the Fantom. <text:s/></text:p>
      <text:p text:style-name="Standard">4. **Connect to PC:** Windows or macOS should now see *“FANTOM-8”* as a MIDI and audio device. <text:s/></text:p>
      <text:p text:style-name="Standard">5. **DAW / App:** In your DAW or MIDI software (or our local bridge script), choose *FANTOM-8* as both input and output. <text:s/></text:p>
      <text:p text:style-name="Standard"/>
      <text:p text:style-name="Standard">If your plan is to let **me (HAL)** send MIDI sequences directly to the Fantom later via a bridge, this same USB connection will handle it perfectly — no need for the Audiobox unless you also want analog audio I/O. <text:s/></text:p>
      <text:p text:style-name="Standard"/>
      <text:p text:style-name="Standard">Would you like me to sketch the signal flow for both the “USB-only” setup and the “Audiobox bridge” setup so you can decide which you’ll keep?&lt;/div&gt;&lt;/pre&gt;&lt;pre class="message"&gt;&lt;div class="author"&gt;user&lt;/div&gt;&lt;div&gt;no need for audio now. let's go direct to fantom&lt;/div&gt;&lt;/pre&gt;&lt;pre class="message"&gt;&lt;div class="author"&gt;ChatGPT&lt;/div&gt;&lt;div&gt;Perfect — that’s the cleanest route. <text:s/></text:p>
      <text:p text:style-name="Standard"/>
      <text:p text:style-name="Standard">Here’s your streamlined setup for **direct USB-to-Fantom MIDI control**: <text:s/></text:p>
      <text:p text:style-name="Standard"/>
      <text:p text:style-name="Standard">---</text:p>
      <text:p text:style-name="Standard"/>
      <text:p text:style-name="Standard">### ⚙️ Hardware</text:p>
      <text:p text:style-name="Standard">- **Cable:** USB-B (printer-style) → USB-A or USB-C (depending on your PC port). <text:s/></text:p>
      <text:p text:style-name="Standard"><text:s text:c="2"/>Plug the **square end** into the Fantom’s **USB COMPUTER** port (not the one labeled MEMORY). <text:s/></text:p>
      <text:p text:style-name="Standard"/>
      <text:p text:style-name="Standard">---</text:p>
      <text:p text:style-name="Standard"/>
      <text:p text:style-name="Standard">### 🧠 Fantom Settings</text:p>
      <text:p text:style-name="Standard">1. On the Fantom, press **Menu → System → USB**. <text:s/></text:p>
      <text:p text:style-name="Standard">2. Set **USB Driver = VENDOR**. <text:s/></text:p>
      <text:p text:style-name="Standard"><text:soft-page-break/><text:s text:c="3"/>- (If you ever just want class-compliant plug-and-play with no driver, “Generic” works — but we want full MIDI control, so Vendor mode is better.) <text:s/></text:p>
      <text:p text:style-name="Standard">3. Press **Write** to save, then **reboot** the Fantom. <text:s/></text:p>
      <text:p text:style-name="Standard"/>
      <text:p text:style-name="Standard">---</text:p>
      <text:p text:style-name="Standard"/>
      <text:p text:style-name="Standard">### 💻 Computer Setup</text:p>
      <text:p text:style-name="Standard">1. Download and install the **Roland FANTOM USB Driver** for your OS (Windows or macOS): <text:s/></text:p>
      <text:p text:style-name="Standard"><text:s text:c="3"/>👉 [https://www.roland.com/support/](https://www.roland.com/support/) <text:s/></text:p>
      <text:p text:style-name="Standard"><text:s text:c="3"/>(Search “Fantom-8” and grab the latest USB driver for your system.) <text:s/></text:p>
      <text:p text:style-name="Standard">2. After install, plug the USB cable back in — your PC should detect a new MIDI interface called **FANTOM-8**. <text:s/></text:p>
      <text:p text:style-name="Standard">3. Verify:</text:p>
      <text:p text:style-name="Standard"><text:s text:c="3"/>- **Windows:** Open *Device Manager → Sound, Video, and Game Controllers* → You should see “Roland FANTOM-8.” <text:s/></text:p>
      <text:p text:style-name="Standard"><text:s text:c="3"/>- **Mac:** In *Audio MIDI Setup → MIDI Studio*, it should appear automatically. <text:s/></text:p>
      <text:p text:style-name="Standard"/>
      <text:p text:style-name="Standard">---</text:p>
      <text:p text:style-name="Standard"/>
      <text:p text:style-name="Standard">### 🔄 Test Connection</text:p>
      <text:p text:style-name="Standard">If you’ve got any DAW or even a free MIDI monitor tool (like *MIDI-OX* on Windows or *MIDI Monitor* on Mac): <text:s/></text:p>
      <text:p text:style-name="Standard">- Play a key on the Fantom — you should see MIDI messages incoming. <text:s/></text:p>
      <text:p text:style-name="Standard">- Send a test note or sequence to **FANTOM-8 OUT** — the Fantom should play it. <text:s/></text:p>
      <text:p text:style-name="Standard"/>
      <text:p text:style-name="Standard">---</text:p>
      <text:p text:style-name="Standard"/>
      <text:p text:style-name="Standard">Once you confirm that link is live, we’ll be ready to bridge your local MIDI sequencer (or my HAL-side generator) directly to the Fantom and start passing “Witness Sequences.” <text:s/></text:p>
      <text:p text:style-name="Standard"/>
      <text:p text:style-name="Standard">Would you like me to show how to test this with a lightweight local Python script next — just to confirm the Fantom is receiving MIDI notes?&lt;/div&gt;&lt;/pre&gt;&lt;pre class="message"&gt;&lt;div class="author"&gt;user&lt;/div&gt;&lt;div&gt;gotta move some stuff.&lt;/div&gt;&lt;/pre&gt;&lt;pre class="message"&gt;&lt;div class="author"&gt;ChatGPT&lt;/div&gt;&lt;div&gt;Got it — clear the space, plug in when ready. I’ll be here when the Fantom’s powered and connected. Once you’ve got that USB cable seated, we’ll test the link and send your first MIDI signal.&lt;/div&gt;&lt;/pre&gt;&lt;/div&g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4T21:44:54.331260869</meta:creation-date>
    <dc:date>2025-11-14T21:45:06.126080787</dc:date>
    <meta:editing-duration>PT12S</meta:editing-duration>
    <meta:editing-cycles>1</meta:editing-cycles>
    <meta:document-statistic meta:table-count="0" meta:image-count="0" meta:object-count="0" meta:page-count="2" meta:paragraph-count="43" meta:word-count="626" meta:character-count="4094" meta:non-whitespace-character-count="3417"/>
    <meta:generator>LibreOffice/24.2.7.2$Linux_X86_64 LibreOffice_project/420$Build-2</meta:generator>
  </office:meta>
</office:document-meta>
</file>